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53d0" officeooo:paragraph-rsid="000353d0"/>
    </style:style>
    <style:style style:name="P2" style:family="paragraph" style:parent-style-name="Standard">
      <style:text-properties officeooo:rsid="0004fb18" officeooo:paragraph-rsid="0004fb18"/>
    </style:style>
    <style:style style:name="P3" style:family="paragraph" style:parent-style-name="Standard">
      <style:text-properties officeooo:rsid="0004fb18" officeooo:paragraph-rsid="0004fb18"/>
    </style:style>
    <style:style style:name="P4" style:family="paragraph" style:parent-style-name="Standard">
      <style:text-properties officeooo:rsid="00080956" officeooo:paragraph-rsid="00080956"/>
    </style:style>
    <style:style style:name="T1" style:family="text">
      <style:text-properties officeooo:rsid="000809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++:</text:p>
      <text:p text:style-name="P1">Eine der am weitesten verbreiteten Programmiersprachen, Entwickelt von Bjarne Stroustrup.</text:p>
      <text:p text:style-name="P1">C++ ist eine Weiterentwicklung von C und funktioniert Hersteller- und Plattformunabhängig.</text:p>
      <text:p text:style-name="P1"/>
      <text:p text:style-name="P1">Quellcode:</text:p>
      <text:p text:style-name="P1">Eine Art Text, verfasst in einer bestimmten Programmiersprache, der es Menschen ermöglicht,</text:p>
      <text:p text:style-name="P1">die Arbeitsweise eines Programms besser zu überblicken und zu verändern ohne dies direkt über Maschinensprache tun zu müssen.</text:p>
      <text:p text:style-name="P1"/>
      <text:p text:style-name="P1">Compiler:</text:p>
      <text:p text:style-name="P1">Ein Programm, das es den verfassten Quellcode in Maschinensprache übersetzt, auf Fehler überprüft und sicherstellt, dass der Computer den Code ausführen kann.</text:p>
      <text:p text:style-name="P1"/>
      <text:p text:style-name="P1">Linker:</text:p>
      <text:p text:style-name="P1">Ein Programm, dass die im Quellcode verwendeten Module zu einen ausführbarem Programm verbindet. </text:p>
      <text:p text:style-name="P1"/>
      <text:p text:style-name="P1">Objektcode:</text:p>
      <text:p text:style-name="P1">Objektcode ist die Zusammenstellung der Quellcodeanweisungen durch den Compiler.</text:p>
      <text:p text:style-name="P1"/>
      <text:p text:style-name="P2">Ausführbare Datei:</text:p>
      <text:p text:style-name="P2">Eine Datei, die als Computerprogramm <text:span text:style-name="T1">(das bereits compiliert wurde)</text:span> ausgeführt werden kann.</text:p>
      <text:p text:style-name="P2"/>
      <text:p text:style-name="P4">Main()</text:p>
      <text:p text:style-name="P4">Die main-Methode ist das Kernstück des Programms und ruft alle benötigten Funktionen auf, die für das Programm relevant sind.</text:p>
      <text:p text:style-name="P4"/>
      <text:p text:style-name="P4">#include</text:p>
      <text:p text:style-name="P4">Ermöglicht es Librarys und eigene Header einzubinden.</text:p>
      <text:p text:style-name="P4"/>
      <text:p text:style-name="P4">Kommentar:</text:p>
      <text:p text:style-name="P4">Damit kann man aus Gründen der Übersichtlichkeit den eigenen Quellcode kommentieren.</text:p>
      <text:p text:style-name="P4"/>
      <text:p text:style-name="P4">Header:</text:p>
      <text:p text:style-name="P4">wird benötigt zum deklarieren von Methoden, Klassen etc.</text:p>
      <text:p text:style-name="P4"/>
      <text:p text:style-name="P4">Programm:</text:p>
      <text:p text:style-name="P4">Datei, die je nach zugrundeliegendem Quellcode eine Reihe von Anweisungen und Algorithmen ausführt.</text:p>
      <text:p text:style-name="P4"/>
      <text:p text:style-name="P4">Ausgabe:</text:p>
      <text:p text:style-name="P4">Text, der in der Konsole bei Programmaufruf angezeigt wird.</text:p>
      <text:p text:style-name="P4"/>
      <text:p text:style-name="P4">Std::cout:</text:p>
      <text:p text:style-name="P4">Wird benutzt um eine Konsolenausgabe festzulegen.</text:p>
      <text:p text:style-name="P4"/>
      <text:p text:style-name="P4">Std::cin:</text:p>
      <text:p text:style-name="P4">Wird benutzt um Konsoleneingabe festzulegen.</text:p>
      <text:p text:style-name="P4"/>
      <text:p text:style-name="P4">&lt;&lt;:</text:p>
      <text:p text:style-name="P4">Fügt Variablen, Funktionsaufrufe oder Strings der Konsolenausgabe hinzu.</text:p>
      <text:p text:style-name="P4"/>
      <text:p text:style-name="P4"><text:soft-page-break/>&gt;&gt;:</text:p>
      <text:p text:style-name="P4">Wird genutzt wie „&lt;&lt;“ für die Konsoleneingabe.</text:p>
      <text:p text:style-name="P4"/>
      <text:p text:style-name="P4">Funktion:</text:p>
      <text:p text:style-name="P4">In einer funktioniert implementiert man Algorithmen zur Aufteilung der Aufgaben beim Lösen eines Problems.</text:p>
      <text:p text:style-name="P4"/>
      <text:p text:style-name="P4">Funktionssignatur:</text:p>
      <text:p text:style-name="P4">In der Signatur einer Funktion wird ihr Name festgelegt, welche Daten übergeben und welche ausgegeben werden sollen.</text:p>
      <text:p text:style-name="P4"/>
      <text:p text:style-name="P4">Deklaration:</text:p>
      <text:p text:style-name="P4">Macht Variablen, Methoden etc. dem Compiler bekannt.</text:p>
      <text:p text:style-name="P4"/>
      <text:p text:style-name="P4">Definition:</text:p>
      <text:p text:style-name="P4">Legt beispielsweise den Datentyp einer Variable fest.</text:p>
      <text:p text:style-name="P4"/>
      <text:p text:style-name="P4">Typ:</text:p>
      <text:p text:style-name="P4">Typen können festgelegt sein wie bspw. Int, float, bool, double. </text:p>
      <text:p text:style-name="P4">Es können aber auch Datentypen einer eigenen Klasse sein.</text:p>
      <text:p text:style-name="P4"/>
      <text:p text:style-name="P4">Typkonvertierung:</text:p>
      <text:p text:style-name="P4">Dient der Überführung von einem Datentypen zu einem anderen (float zu int).</text:p>
      <text:p text:style-name="P4">Dabei muss aber die Kompatibilität dieser Typen beachtet werden.</text:p>
      <text:p text:style-name="P4"/>
      <text:p text:style-name="P4">Variable:</text:p>
      <text:p text:style-name="P4">Veränderbarer Wert der namentlich deklariert und definiert wird und innerhalb eines Methodenaufrufs geändert werden kann.</text:p>
      <text:p text:style-name="P4"/>
      <text:p text:style-name="P4">Name:</text:p>
      <text:p text:style-name="P4">Namen werden an unterschiedliche Datentypen bei der Deklaration vergeben, um diese unterscheidbar und aufrufbar zu machen.</text:p>
      <text:p text:style-name="P4"/>
      <text:p text:style-name="P4">Wert:</text:p>
      <text:p text:style-name="P4">Etwas, das man beispielsweise einer Variable gibt.</text:p>
      <text:p text:style-name="P4"/>
      <text:p text:style-name="P4">Initialisierung:</text:p>
      <text:p text:style-name="P4">Verbindung von Deklaration und Definition in einer Anweisung.</text:p>
      <text:p text:style-name="P4"/>
      <text:p text:style-name="P4">Zuweisung:</text:p>
      <text:p text:style-name="P4">Bei einer Zuweisung wird einer Variable erst nach der Deklaration ein Wert zugeschrieben.</text:p>
      <text:p text:style-name="P2"/>
      <text:p text:style-name="P4">Const:</text:p>
      <text:p text:style-name="P4">Setzt eine Variable konstant und macht sie damit im weiteren Programmverlauf unveränderlich.</text:p>
      <text:p text:style-name="P4"/>
      <text:p text:style-name="P4">Gültigkeitsbereich:</text:p>
      <text:p text:style-name="P4">Abschnitt im Quellcode (Scope) in dem die jeweilige Variable dem Compiler bekannt ist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19:42:53.194907984</meta:creation-date>
    <dc:date>2016-04-24T20:01:42.931463331</dc:date>
    <meta:editing-duration>PT12M47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2" meta:paragraph-count="62" meta:word-count="399" meta:character-count="2990" meta:non-whitespace-character-count="2651"/>
  </office:meta>
</office:document-meta>
</file>